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Heading_20_3">
      <loext:graphic-properties draw:fill="solid" draw:fill-color="#ffffff"/>
      <style:paragraph-properties fo:margin-top="0.582cm" fo:margin-bottom="0.291cm" loext:contextual-spacing="false" style:line-height-at-least="0.508cm" fo:background-color="#ffffff"/>
      <style:text-properties fo:color="#000000" style:font-name="Georgia" fo:font-size="16pt" fo:font-weight="normal" style:font-size-asian="16pt" style:font-weight-asian="normal" style:font-size-complex="16pt" style:font-weight-complex="normal"/>
    </style:style>
    <style:style style:name="P3" style:family="paragraph" style:parent-style-name="Standard" style:master-page-name="Standard">
      <style:paragraph-properties style:page-number="auto"/>
    </style:style>
    <style:style style:name="P4" style:family="paragraph" style:parent-style-name="Standard">
      <style:paragraph-properties fo:padding-left="0cm" fo:padding-right="0cm" fo:padding-top="0cm" fo:padding-bottom="0.035cm" fo:border-left="none" fo:border-right="none" fo:border-top="none" fo:border-bottom="0.74pt solid #000000"/>
      <style:text-properties fo:color="#000000" style:font-name="Georgia" fo:font-size="16pt" style:font-size-asian="16pt" style:font-size-complex="16pt"/>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Text_20_body">
      <style:text-properties fo:font-size="14pt" officeooo:paragraph-rsid="001a6832" style:font-size-asian="14pt" style:font-size-complex="14pt"/>
    </style:style>
    <style:style style:name="P7" style:family="paragraph" style:parent-style-name="Text_20_body">
      <style:text-properties fo:font-size="14pt" officeooo:paragraph-rsid="001e10ef" style:font-size-asian="14pt" style:font-size-complex="14pt"/>
    </style:style>
    <style:style style:name="P8" style:family="paragraph" style:parent-style-name="Text_20_body">
      <style:text-properties fo:font-size="14pt" officeooo:rsid="001e10ef" officeooo:paragraph-rsid="001e10ef" style:font-size-asian="14pt" style:font-size-complex="14pt"/>
    </style:style>
    <style:style style:name="T1" style:family="text">
      <style:text-properties fo:color="#000000" style:font-name="Georgia" fo:font-size="16pt" style:font-size-asian="16pt" style:font-size-complex="16pt"/>
    </style:style>
    <style:style style:name="T2" style:family="text">
      <style:text-properties fo:color="#000000" style:font-name="Georgia" fo:font-size="16pt" officeooo:rsid="001a6832" style:font-size-asian="16pt" style:font-size-complex="16pt"/>
    </style:style>
    <style:style style:name="T3" style:family="text">
      <style:text-properties fo:font-size="14pt" fo:font-style="italic" style:font-size-asian="14pt" style:font-style-asian="italic" style:font-size-complex="14pt" style:font-style-complex="italic"/>
    </style:style>
    <style:style style:name="T4" style:family="text">
      <style:text-properties officeooo:rsid="001a6832"/>
    </style:style>
    <style:style style:name="T5" style:family="text">
      <style:text-properties officeooo:rsid="001b0bea"/>
    </style:style>
    <style:style style:name="T6" style:family="text">
      <style:text-properties fo:font-size="12pt" officeooo:rsid="001e10ef" style:font-size-asian="12pt" style:font-size-complex="12pt"/>
    </style:style>
    <style:style style:name="T7" style:family="text">
      <style:text-properties officeooo:rsid="001e10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Standard"><text:span text:style-name="T1">Lab number: </text:span><text:span text:style-name="T2">5</text:span></text:p>
      <text:p text:style-name="P4">Lab Title <text:s text:c="5"/>: <text:s/>Dynamic Networks and Creating Output Files for XGraph</text:p>
      <text:h text:style-name="P2" text:outline-level="3">Abstract:</text:h>
      <text:p text:style-name="P6"><text:span text:style-name="T4">This lab has a </text:span><text:span text:style-name="T5">more emphasis on the networking layer and how the routing works under specific circumstances. It presents the Xgraph tool which is very important to analyse and measure the performance of networks.</text:span></text:p>
      <text:h text:style-name="P2" text:outline-level="3">Aim objectives and goal:</text:h>
      <text:p text:style-name="P7"><text:span text:style-name="T7">The main goal of this lab is to fundamentally understand how dynamic routing happens in the networking layer. This is important because almost all networks that we use daily are always adding and removing nodes. This lab does that by comparing the Distance Vector (DV) and the Link State (LS) protocols.</text:span></text:p>
      <text:p text:style-name="P8">Additionally the lab also covers the XGraph tool that is important to output visual graphics to better interpret the data stored in the trace file.</text:p>
      <text:h text:style-name="P2" text:outline-level="3">Observation/ Results and Discussion:</text:h>
      <text:p text:style-name="P5">Write your observation and discussion to show your understanding, use and add whatever you think helps you to present a good understanding (e.g. screenshots, references …etc.)</text:p>
      <text:p text:style-name="P1"/>
      <text:p text:style-name="Standard"/>
      <text:p text:style-name="Standard"/>
      <text:p text:style-name="Standard"><text:span text:style-name="T3">Note that this is an individual lab which means that </text:span><text:bookmark text:name="_GoBack"/><text:span text:style-name="T3">MUST be your own 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size-asian="13.5pt" style:font-weight-asian="bold" style:font-size-complex="13.5pt"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Heading_20_3_20_Char" style:display-name="Heading 3 Char" style:family="text" style:parent-style-name="Default_20_Paragraph_20_Font">
      <style:text-properties fo:font-size="13.5pt" fo:font-weight="bold" style:font-size-asian="13.5pt" style:font-weight-asian="bold" style:font-size-complex="13.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752cm" fo:margin-bottom="1cm" fo:margin-left="3.175cm" fo:margin-right="3.175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dress Skloul Ibrahim</meta:initial-creator>
    <meta:editing-cycles>11</meta:editing-cycles>
    <meta:print-date>2017-10-19T15:15:00</meta:print-date>
    <meta:creation-date>2019-09-20T11:35:00</meta:creation-date>
    <dc:date>2020-11-14T12:27:02.627816853</dc:date>
    <meta:editing-duration>PT45M37S</meta:editing-duration>
    <meta:generator>LibreOffice/6.4.6.2$Linux_X86_64 LibreOffice_project/40$Build-2</meta:generator>
    <meta:document-statistic meta:table-count="0" meta:image-count="0" meta:object-count="0" meta:page-count="1" meta:paragraph-count="10" meta:word-count="175" meta:character-count="1065" meta:non-whitespace-character-count="8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87D0808.dotm" xlink:href=""/>
  </office:meta>
</office:document-meta>
</file>